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  <table:table-cell/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  <table:table-cell/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  <table:table-cell/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  <table:table-cell/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  <table:table-cell/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  <table:table-cell/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  <table:table-cell/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  <table:table-cell/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on gap junctions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 25<text:span text:style-name="T1">th</text:span> </text:p>
          </table:table-cell>
          <table:table-cell office:value-type="string" calcext:value-type="string">
            <text:p>9 am to 5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ning, saving &amp; loading initialization and simulation runs. VgGJ implementations.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 29<text:span text:style-name="T1">th</text:span> 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 clean up.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Jan 30<text:span text:style-name="T1">th</text:span> </text:p>
          </table:table-cell>
          <table:table-cell office:value-type="string" calcext:value-type="string">
            <text:p>10 am to 2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ph interactivity and code clean up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1<text:span text:style-name="T1">st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imations and code clean up.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5<text:span text:style-name="T1">th</text:span></text:p>
          </table:table-cell>
          <table:table-cell office:value-type="string" calcext:value-type="string">
            <text:p>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p junctions and user interventions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6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oltage gated sodium and potassium channels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7<text:span text:style-name="T1">th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ltage gated sodium and potassium channels – matrix format and parameter optimization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20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roved plotting features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21<text:span text:style-name="T1">st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roved plotting features and yaml file for user configuration specifications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22<text:span text:style-name="T1">nd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roved vgNa and vgK dynamics and yaml config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26<text:span text:style-name="T1">th</text:span></text:p>
          </table:table-cell>
          <table:table-cell office:value-type="string" calcext:value-type="string">
            <text:p>2pm to 11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carbonate buffer, HKATPase pump dynamics corrected. </text:p>
          </table:table-cell>
          <table:table-cell office:value-type="string" calcext:value-type="string">
            <text:p>H+ features</text:p>
          </table:table-cell>
          <table:table-cell/>
        </table:table-row>
        <table:table-row table:style-name="ro3">
          <table:table-cell office:value-type="string" calcext:value-type="string">
            <text:p>Feb 27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TP pump included. Finalized yaml configuration file. 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3">
          <table:table-cell office:value-type="string" calcext:value-type="string">
            <text:p>Feb 28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egration of configuration file with code.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Total Time to Date</text:p>
          </table:table-cell>
          <table:table-cell table:formula="of:=SUM([.C4:.C33])" office:value-type="float" office:value="208" calcext:value-type="float">
            <text:p>208</text:p>
          </table:table-cell>
          <table:table-cell table:formula="of:=[.C34]/8" office:value-type="float" office:value="26" calcext:value-type="float">
            <text:p>26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Worked by Alexis to date</text:p>
          </table:table-cell>
        </table:table-row>
        <table:table-row table:style-name="ro3">
          <table:table-cell table:number-columns-repeated="2"/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Worked by Sess (Feb 1st to 28<text:span text:style-name="T1">th</text:span>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Total Time Worked</text:p>
          </table:table-cell>
          <table:table-cell/>
          <table:table-cell table:formula="of:=[.D34]+[.D35]" office:value-type="float" office:value="38" calcext:value-type="float">
            <text:p>38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AP and SC total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Time alloted 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Alloted Time</text:p>
          </table:table-cell>
        </table:table-row>
        <table:table-row table:style-name="ro2">
          <table:table-cell/>
          <table:table-cell office:value-type="string" calcext:value-type="string">
            <text:p>Use overflow at en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Overflow from end of project list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Requested Allotment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 office:value-type="string" calcext:value-type="string">
            <text:p>Feb 13<text:span text:style-name="T1">th</text:span></text:p>
          </table:table-cell>
          <table:table-cell office:value-type="string" calcext:value-type="string">
            <text:p>2 to 6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ium dynamics</text:p>
          </table:table-cell>
          <table:table-cell office:value-type="string" calcext:value-type="string">
            <text:p>Ca2+ features</text:p>
          </table:table-cell>
          <table:table-cell/>
        </table:table-row>
        <table:table-row table:style-name="ro3">
          <table:table-cell office:value-type="string" calcext:value-type="string">
            <text:p>Feb 14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cium dynamics</text:p>
          </table:table-cell>
          <table:table-cell office:value-type="string" calcext:value-type="string">
            <text:p>Ca2+ features</text:p>
          </table:table-cell>
          <table:table-cell/>
        </table:table-row>
        <table:table-row table:style-name="ro3">
          <table:table-cell office:value-type="string" calcext:value-type="string">
            <text:p>Feb 15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cium dynamics</text:p>
          </table:table-cell>
          <table:table-cell office:value-type="string" calcext:value-type="string">
            <text:p>Ca2+ features</text:p>
          </table:table-cell>
          <table:table-cell/>
        </table:table-row>
        <table:table-row table:style-name="ro3">
          <table:table-cell office:value-type="string" calcext:value-type="string">
            <text:p>Feb 16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cium dynamics</text:p>
          </table:table-cell>
          <table:table-cell office:value-type="string" calcext:value-type="string">
            <text:p>Ca2+ features</text:p>
          </table:table-cell>
          <table:table-cell/>
        </table:table-row>
        <table:table-row table:style-name="ro2" table:number-rows-repeated="104852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00-00-00</text:date>, <text:time style:data-style-name="N2" text:time-value="07:29:54.066086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3-01T09:55:47.818661813</dc:date>
    <dc:creator>Alexis Pietak</dc:creator>
    <meta:editing-duration>PT12H27M39S</meta:editing-duration>
    <meta:editing-cycles>49</meta:editing-cycles>
    <meta:document-statistic meta:table-count="1" meta:cell-count="185" meta:object-count="0"/>
  </office:meta>
</office:document-meta>
</file>